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12a550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fo:font-weight="normal" officeooo:paragraph-rsid="0012a55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12a550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13da31"/>
    </style:style>
    <style:style style:name="P6" style:family="paragraph" style:parent-style-name="Standard">
      <style:paragraph-properties fo:margin-top="0in" fo:margin-bottom="0.0835in" loext:contextual-spacing="false" fo:line-height="100%"/>
      <style:text-properties officeooo:paragraph-rsid="0012a550"/>
    </style:style>
    <style:style style:name="P7" style:family="paragraph" style:parent-style-name="Standard">
      <style:paragraph-properties fo:margin-top="0in" fo:margin-bottom="0.0835in" loext:contextual-spacing="false" fo:line-height="100%"/>
      <style:text-properties officeooo:paragraph-rsid="0013da31"/>
    </style:style>
    <style:style style:name="P8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Liberation Serif" officeooo:paragraph-rsid="0013da31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909in" style:auto-text-indent="false"/>
      <style:text-properties officeooo:paragraph-rsid="0012a550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officeooo:rsid="0012a550" officeooo:paragraph-rsid="0012a550" style:font-size-asian="14pt" style:font-size-complex="14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fo:language="uk" fo:country="UA" fo:font-weight="normal" officeooo:paragraph-rsid="0012a550" style:font-size-asian="14pt" style:font-weight-asian="normal" style:font-name-complex="Arial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Serif" fo:font-size="14pt" fo:language="uk" fo:country="UA" fo:font-weight="normal" officeooo:paragraph-rsid="0012a550" style:font-size-asian="14pt" style:font-weight-asian="normal" style:font-name-complex="Arial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 fo:font-size="14pt" fo:language="uk" fo:country="UA" fo:font-weight="bold" officeooo:paragraph-rsid="0012a55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fo:language="uk" fo:country="UA" officeooo:rsid="0012a550" officeooo:paragraph-rsid="0012a550" style:font-size-asian="14pt" style:font-name-complex="Arial" style:font-size-complex="14pt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language="uk" fo:country="UA" officeooo:rsid="0012a550" officeooo:paragraph-rsid="0013da31" style:font-size-asian="14pt" style:font-name-complex="Arial" style:font-size-complex="14pt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  <style:text-properties fo:font-size="14pt" fo:language="uk" fo:country="UA" officeooo:paragraph-rsid="0012a550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909in" style:auto-text-indent="false"/>
      <style:text-properties fo:font-size="14pt" fo:language="uk" fo:country="UA" officeooo:paragraph-rsid="0012a550" style:font-size-asian="14pt" style:font-size-complex="14pt"/>
    </style:style>
    <style:style style:name="P18" style:family="paragraph" style:parent-style-name="Standard">
      <style:paragraph-properties fo:margin-top="0in" fo:margin-bottom="0.0835in" loext:contextual-spacing="false" fo:line-height="100%"/>
      <style:text-properties fo:font-size="14pt" fo:language="en" fo:country="US" fo:font-weight="bold" officeooo:paragraph-rsid="0013da3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in" fo:margin-bottom="0.0835in" loext:contextual-spacing="false" fo:line-height="100%"/>
      <style:text-properties style:font-name="Liberation Serif" fo:font-size="14pt" fo:language="en" fo:country="US" fo:font-weight="bold" officeooo:paragraph-rsid="0013da3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Liberation Serif" fo:font-size="14pt" fo:language="en" fo:country="US" fo:font-weight="bold" officeooo:rsid="0013da31" officeooo:paragraph-rsid="0013da31" style:font-size-asian="14pt" style:font-weight-asian="bold" style:font-name-complex="Arial" style:font-size-complex="14pt" style:font-weight-complex="bold"/>
    </style:style>
    <style:style style:name="P2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Liberation Serif" fo:font-size="14pt" fo:language="en" fo:country="US" fo:font-weight="normal" officeooo:rsid="0013da31" officeooo:paragraph-rsid="0013da31" style:font-size-asian="14pt" style:font-weight-asian="normal" style:font-name-complex="Arial" style:font-size-complex="14pt" style:font-weight-complex="normal"/>
    </style:style>
    <style:style style:name="P22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Ubuntu" fo:font-size="14pt" fo:language="en" fo:country="US" fo:font-weight="normal" officeooo:rsid="0013da31" officeooo:paragraph-rsid="0013da31" style:font-size-asian="14pt" style:font-weight-asian="normal" style:font-name-complex="Arial" style:font-size-complex="14pt" style:font-weight-complex="normal"/>
    </style:style>
    <style:style style:name="P23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Ubuntu" fo:font-size="14pt" fo:language="en" fo:country="US" fo:font-weight="bold" officeooo:rsid="0013da31" officeooo:paragraph-rsid="0013da31" style:font-size-asian="14pt" style:font-weight-asian="bold" style:font-name-complex="Arial" style:font-size-complex="14pt" style:font-weight-complex="bold"/>
    </style:style>
    <style:style style:name="T1" style:family="text">
      <style:text-properties fo:font-size="14pt" fo:language="uk" fo:country="UA" style:font-size-asian="14pt" style:font-name-complex="Arial" style:font-size-complex="14pt"/>
    </style:style>
    <style:style style:name="T2" style:family="text">
      <style:text-properties fo:font-size="14pt" fo:language="uk" fo:country="UA" officeooo:rsid="0012a550" style:font-size-asian="14pt" style:font-name-complex="Arial" style:font-size-complex="14pt"/>
    </style:style>
    <style:style style:name="T3" style:family="text">
      <style:text-properties fo:font-size="14pt" fo:language="uk" fo:country="UA" officeooo:rsid="00156fe1" style:font-size-asian="14pt" style:font-name-complex="Arial" style:font-size-complex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size-complex="14pt"/>
    </style:style>
    <style:style style:name="T6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uk" fo:country="UA" fo:font-weight="bold" officeooo:rsid="0013da31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weight="bold" style:font-size-asian="14pt" style:font-weight-asian="bold" style:font-size-complex="14pt"/>
    </style:style>
    <style:style style:name="T10" style:family="text">
      <style:text-properties fo:font-size="14pt" fo:language="en" fo:country="US" fo:font-weight="normal" officeooo:rsid="0013da31" style:font-size-asian="14pt" style:font-weight-asian="normal" style:font-name-complex="Arial" style:font-size-complex="14pt" style:font-weight-complex="normal"/>
    </style:style>
    <style:style style:name="T11" style:family="text">
      <style:text-properties fo:font-size="14pt" fo:language="en" fo:country="US" fo:font-weight="normal" officeooo:rsid="001536a1" style:font-size-asian="14pt" style:font-weight-asian="normal" style:font-name-complex="Arial" style:font-size-complex="14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language="uk" fo:country="UA" style:font-name-complex="Arial"/>
    </style:style>
    <style:style style:name="T14" style:family="text">
      <style:text-properties fo:language="uk" fo:country="UA" officeooo:rsid="0012a550" style:font-name-complex="Arial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font-name="Liberation Serif" fo:font-size="14pt" fo:language="uk" fo:country="UA" fo:font-weight="normal" style:font-size-asian="14pt" style:font-weight-asian="normal" style:font-name-complex="Arial" style:font-size-complex="14pt" style:font-weight-complex="normal"/>
    </style:style>
    <style:style style:name="T17" style:family="text">
      <style:text-properties officeooo:rsid="0016c7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 „КПІ імені Ігоря Сікорського”</text:p>
      <text:p text:style-name="P1">Факультет інформатики та обчислювальної техніки</text:p>
      <text:p text:style-name="P1">Кафедра технічної кібернет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Звіт</text:p>
      <text:p text:style-name="P11">Лабораторна робота №1</text:p>
      <text:p text:style-name="P3"><text:span text:style-name="T13">з курсу «Oснови</text:span><text:span text:style-name="T15"> </text:span><text:span text:style-name="T13">WEB технологій»</text:span><text:bookmark text:name="_Hlk49159679"/><text:bookmark text:name="_Hlk111708499"/></text:p>
      <text:p text:style-name="P11">Тема: «Мова гіпертекстової розмітки сайту HTML-5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tab/></text:p>
      <text:p text:style-name="P4"><text:span text:style-name="T16">Перевірив: <text:s text:c="31"/><text:tab/> <text:tab/><text:tab/><text:tab/><text:tab/><text:tab/></text:span><text:span text:style-name="T1">Виконав:</text:span></text:p>
      <text:p text:style-name="P4"><text:span text:style-name="T16">Доц. Голубєв Л. П.<text:tab/><text:tab/><text:tab/><text:tab/><text:tab/><text:tab/><text:tab/></text:span><text:span text:style-name="T1">Гр. І</text:span><text:span text:style-name="T2">П</text:span><text:span text:style-name="T1">-9</text:span><text:span text:style-name="T2">3</text:span></text:p>
      <text:p text:style-name="P4"><text:span text:style-name="T14"><text:tab/><text:tab/><text:tab/><text:tab/><text:tab/><text:tab/><text:tab/><text:tab/><text:tab/><text:tab/></text:span><text:span text:style-name="T2">Воловик </text:span><text:span text:style-name="T3">Роман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Київ 2022</text:p>
      <text:p text:style-name="P5"><text:soft-page-break/><text:span text:style-name="T7">1. </text:span><text:span text:style-name="T6">Завдання.</text:span></text:p>
      <text:p text:style-name="P6"><text:span text:style-name="T4">1. В текстовому редакторі </text:span><text:span text:style-name="T8">VSCode c</text:span><text:span text:style-name="T4">творити</text:span><text:span text:style-name="T8"> </text:span><text:span text:style-name="T4"><text:s/>WEB-сторінку мовою HTML-5. <text:s/>Обов'язково використовувати теги &lt;TITLE&gt; І &lt;META&gt;. У </text:span><text:span text:style-name="T5">TITLE вказати своє прізвище, ініціали та номер групи.</text:span><text:span text:style-name="T4"> В META - кодування сторінки, keywords, description</text:span></text:p>
      <text:p text:style-name="P16">2. Створити 3 абзаци з інформацією про автора сторінки:</text:p>
      <text:p text:style-name="P9"><text:span text:style-name="T4">1-й - прізвище, ім'я, по батькові (використовувати </text:span><text:span text:style-name="T5">тег H2</text:span><text:span text:style-name="T4">);</text:span></text:p>
      <text:p text:style-name="P17">2-й - інформацію про дату і місце народження;</text:p>
      <text:p text:style-name="P17">3-й - інформацію про освіту (школа, університет).</text:p>
      <text:p text:style-name="P2"><text:span text:style-name="T4">3. Інформацію про ваше хобі -у вигляді </text:span><text:span text:style-name="T5">ненумерованого списку</text:span><text:span text:style-name="T4"> (не менше 3-пунктів).</text:span></text:p>
      <text:p text:style-name="P2"><text:span text:style-name="T4">4. Три ваших улюблених книги або фільми <text:s/>у вигляді </text:span><text:span text:style-name="T5">нумерованого списку</text:span><text:span text:style-name="T4">.</text:span></text:p>
      <text:p text:style-name="P2"><text:span text:style-name="T4">5. </text:span><text:span text:style-name="T5">Абзац</text:span><text:span text:style-name="T4"> з описом самого вподобаного міста, де ви бували.</text:span></text:p>
      <text:p text:style-name="P2"><text:span text:style-name="T4">6. Додати </text:span><text:span text:style-name="T5">фото</text:span><text:span text:style-name="T4"> цього міста.</text:span></text:p>
      <text:p text:style-name="P2"><text:span text:style-name="T4">7. Додати </text:span><text:span text:style-name="T5">гіперпосилання</text:span><text:span text:style-name="T4"> на це фото з адресою сайту цього міста.</text:span></text:p>
      <text:p text:style-name="P6"><text:span text:style-name="T4">8. </text:span><text:span text:style-name="T5">Робота з <text:s/></text:span><text:span text:style-name="T9">Git.</text:span></text:p>
      <text:p text:style-name="P6"><text:span text:style-name="T4">Завантажити з сайту </text:span><text:span text:style-name="T8">git-scm.com </text:span><text:span text:style-name="T4">інсталяцію </text:span><text:span text:style-name="T12">пакета контроля </text:span><text:span text:style-name="T4">версій</text:span><text:span text:style-name="T8"> git</text:span><text:span text:style-name="T4"> та встановити її на свій комп</text:span><text:span text:style-name="T8">’</text:span><text:span text:style-name="T4">ютер</text:span><text:span text:style-name="T8">.</text:span></text:p>
      <text:p text:style-name="P6"><text:span text:style-name="T4">Зареєструватися на </text:span><text:span text:style-name="T8">git-hub </text:span><text:span text:style-name="T4">та створити свій репозиторій</text:span><text:span text:style-name="T8">. <text:s/></text:span><text:span text:style-name="T4">Завантажити дані лаб. роб. в створений репозиторій.</text:span></text:p>
      <text:p text:style-name="P7"><text:span text:style-name="T4">Завантажити створену сторінку на хостінг в </text:span><text:span text:style-name="T8">GitHub.</text:span></text:p>
      <text:p text:style-name="P18"/>
      <text:p text:style-name="P19">2. Хід роботи</text:p>
      <text:p text:style-name="P13"/>
      <text:p text:style-name="P21">За допомогою текстового редактора VSCode, було створено структуру WEB сторінки мовою HTML-5 (index.html)</text:p>
      <text:p text:style-name="P21"/>
      <text:p text:style-name="P21">&lt;photo index.html&gt;</text:p>
      <text:p text:style-name="P21"/>
      <text:p text:style-name="P20">3. Отримані результати</text:p>
      <text:p text:style-name="P20"/>
      <text:p text:style-name="P21">&lt;photo of results here&gt;</text:p>
      <text:p text:style-name="P22"/>
      <text:p text:style-name="P22"/>
      <text:p text:style-name="P22"/>
      <text:p text:style-name="P22"/>
      <text:p text:style-name="P22"/>
      <text:p text:style-name="P23"/>
      <text:p text:style-name="P20"><text:soft-page-break/>Висновок</text:p>
      <text:p text:style-name="P21"><text:span text:style-name="T17">Навчився працювати з </text:span>HTML5 для виконання першої лабораторної роботи, викорис<text:span text:style-name="T17">товувати</text:span> теги для ствонення абзаців, ненумерованих та нумерованих списків, додава<text:span text:style-name="T17">ти </text:span>фото та посилання.</text:p>
      <text:p text:style-name="P21"/>
      <text:p text:style-name="P21">Посилання на репозиторій Git-hub:</text:p>
      <text:p text:style-name="P8"><text:span text:style-name="T10">Посилання на Web-сторінку</text:span><text:span text:style-name="T11">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1T11:06:52.356938887</meta:creation-date>
    <dc:date>2022-09-11T11:37:28.913725573</dc:date>
    <meta:editing-duration>PT4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37" meta:word-count="258" meta:character-count="1868" meta:non-whitespace-character-count="1585"/>
  </office:meta>
</office:document-meta>
</file>